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adornments="Bold" style:font-pitch="variable"/>
    <style:font-face style:name="Times New Roman2" svg:font-family="'Times New Roman'" style:font-adornments="Bold Italic" style:font-pitch="variable"/>
    <style:font-face style:name="Times New Roman1" svg:font-family="'Times New Roman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ing_20_2">
      <style:text-properties officeooo:rsid="001cb3b8" officeooo:paragraph-rsid="001cb3b8"/>
    </style:style>
    <style:style style:name="P2" style:family="paragraph" style:parent-style-name="Heading_20_2">
      <style:text-properties officeooo:rsid="001f4558" officeooo:paragraph-rsid="001f4558"/>
    </style:style>
    <style:style style:name="P3" style:family="paragraph" style:parent-style-name="Heading_20_3">
      <style:text-properties officeooo:rsid="00310705" officeooo:paragraph-rsid="00310705"/>
    </style:style>
    <style:style style:name="P4" style:family="paragraph" style:parent-style-name="Heading_20_1">
      <style:text-properties officeooo:rsid="001cb3b8" officeooo:paragraph-rsid="001cb3b8"/>
    </style:style>
    <style:style style:name="P5" style:family="paragraph" style:parent-style-name="Heading_20_1">
      <style:text-properties officeooo:rsid="001f4558" officeooo:paragraph-rsid="001f4558"/>
    </style:style>
    <style:style style:name="T1" style:family="text">
      <style:text-properties officeooo:rsid="00211f92"/>
    </style:style>
    <style:style style:name="T2" style:family="text">
      <style:text-properties officeooo:rsid="00310705"/>
    </style:style>
    <style:style style:name="T3" style:family="text">
      <style:text-properties officeooo:rsid="0032d4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1. Introduction</text:h>
      <text:h text:style-name="Heading_20_2" text:outline-level="2">1.1 Background</text:h>
      <text:h text:style-name="P1" text:outline-level="2">1.2 Goals</text:h>
      <text:h text:style-name="Heading_20_3" text:outline-level="3"><text:span text:style-name="T1">1.2.</text:span>1 Implementation of Hough transform</text:h>
      <text:h text:style-name="Heading_20_3" text:outline-level="3"><text:span text:style-name="T1">1.2.</text:span>2 Benchmarking</text:h>
      <text:h text:style-name="P4" text:outline-level="1">2. Theory</text:h>
      <text:h text:style-name="P1" text:outline-level="2">2.1 OpenCL</text:h>
      <text:h text:style-name="P1" text:outline-level="2">2.2 <text:span text:style-name="T2">Line detection</text:span></text:h>
      <text:h text:style-name="P3" text:outline-level="3">2.2.1 From color image to gray<text:span text:style-name="T3">scale</text:span></text:h>
      <text:h text:style-name="P3" text:outline-level="3">2.2.2 Edge detection </text:h>
      <text:h text:style-name="P3" text:outline-level="3">2.2.3 Line detection</text:h>
      <text:h text:style-name="P3" text:outline-level="3">2.2.4 Line drawing</text:h>
      <text:h text:style-name="P4" text:outline-level="1">3. Method</text:h>
      <text:h text:style-name="P1" text:outline-level="2">3.1 Hardware/Boards used</text:h>
      <text:h text:style-name="Heading_20_2" text:outline-level="2">3.2 Set up of the board</text:h>
      <text:h text:style-name="Heading_20_2" text:outline-level="2">3.3 Implementation of the algorithm</text:h>
      <text:h text:style-name="Heading_20_2" text:outline-level="2">3.4 Benchmark</text:h>
      <text:h text:style-name="Heading_20_3" text:outline-level="3">3.4.1 Alternative supports/boards</text:h>
      <text:h text:style-name="Heading_20_3" text:outline-level="3">3.4.2 Parameters/specifications</text:h>
      <text:h text:style-name="P4" text:outline-level="1">4. Results</text:h>
      <text:h text:style-name="P1" text:outline-level="2">4.1 Hough Transform</text:h>
      <text:h text:style-name="Heading_20_2" text:outline-level="2"><text:soft-page-break/>4.2 Benchmarks</text:h>
      <text:h text:style-name="P5" text:outline-level="1">5. Conclusion</text:h>
      <text:h text:style-name="P5" text:outline-level="1">References</text:h>
      <text:h text:style-name="P5" text:outline-level="1">Appendix</text:h>
      <text:h text:style-name="P2" text:outline-level="2">Appendix I: OpenCL code/device code</text:h>
      <text:h text:style-name="Heading_20_2" text:outline-level="2">Appendix II: Host code</text:h>
      <text:h text:style-name="Heading_20_2" text:outline-level="2">Appendix III: How to set up the boar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adornments="Bold" style:font-pitch="variable"/>
    <style:font-face style:name="Times New Roman2" svg:font-family="'Times New Roman'" style:font-adornments="Bold Italic" style:font-pitch="variable"/>
    <style:font-face style:name="Times New Roman1" svg:font-family="'Times New Roman'" style:font-adornments="Regular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loext:contextual-spacing="false" fo:line-height="120%" fo:text-indent="0.5in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in" draw:fill-image-height="0in"/>
      <style:paragraph-properties fo:margin-top="0.1665in" fo:margin-bottom="0.0835in" loext:contextual-spacing="false" style:page-number="auto" style:shadow="none" style:writing-mode="page">
        <style:tab-stops/>
      </style:paragraph-properties>
      <style:text-properties style:font-name="Times New Roman" fo:font-family="'Times New Roman'" style:font-style-name="Bold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loext:contextual-spacing="false" style:page-number="auto" style:writing-mode="page"/>
      <style:text-properties style:font-name="Times New Roman" fo:font-family="'Times New Roman'" style:font-style-name="Bold" style:font-pitch="variable"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598in" loext:contextual-spacing="false" fo:line-height="150%" fo:text-align="justify" style:justify-single-word="false" fo:text-indent="0.5in" style:auto-text-indent="false" style:writing-mode="page"/>
      <style:text-properties style:font-name="Times New Roman1" fo:font-family="'Times New Roman'" style:font-style-name="Regular" style:font-pitch="variable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style:writing-mode="page"/>
      <style:text-properties fo:color="#666666" style:font-name="Times New Roman2" fo:font-family="'Times New Roman'" style:font-style-name="Bold Italic" style:font-pitch="variable" fo:font-size="12pt" fo:font-style="italic" fo:font-weight="bold" style:font-size-asian="12pt" style:font-style-asian="italic" style:font-weight-asian="normal" style:font-size-complex="12pt" style:font-style-complex="italic" style:font-weight-complex="normal"/>
    </style:style>
    <style:style style:name="PDB" style:family="paragraph" style:parent-style-name="Heading_20_1" style:default-outline-level="" style:list-style-name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4:08:37.238007177</meta:creation-date>
    <dc:date>2017-01-06T22:37:23.398423568</dc:date>
    <meta:editing-duration>PT1H55M21S</meta:editing-duration>
    <meta:editing-cycles>8</meta:editing-cycles>
    <meta:generator>LibreOffice/5.2.4.2.0$Linux_X86_64 LibreOffice_project/20m0$Build-2</meta:generator>
    <meta:document-statistic meta:table-count="0" meta:image-count="0" meta:object-count="0" meta:page-count="2" meta:paragraph-count="28" meta:word-count="86" meta:character-count="562" meta:non-whitespace-character-count="503"/>
  </office:meta>
</office:document-meta>
</file>